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364" style:parent-style-name="Graphics">
      <style:graphic-properties draw:fill="none" draw:stroke="none"/>
    </style:style>
    <style:style style:family="drawing-page" style:name="a3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66" style:parent-style-name="Graphics">
      <style:graphic-properties draw:fill="none" draw:stroke="none"/>
    </style:style>
    <style:style style:family="drawing-page" style:name="a3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68" style:parent-style-name="Graphics">
      <style:graphic-properties draw:fill="none" draw:stroke="none"/>
    </style:style>
    <style:style style:family="drawing-page" style:name="a36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3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36" style:parent-style-name="Graphics">
      <style:graphic-properties draw:fill="none" draw:stroke="none"/>
    </style:style>
    <style:style style:family="drawing-page" style:name="a33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0" style:parent-style-name="Graphics">
      <style:graphic-properties draw:fill="none" draw:stroke="none"/>
    </style:style>
    <style:style style:family="graphic" style:name="a351" style:parent-style-name="Graphics">
      <style:graphic-properties draw:fill="none" draw:stroke="none"/>
    </style:style>
    <style:style style:family="graphic" style:name="a352" style:parent-style-name="Graphics">
      <style:graphic-properties draw:fill="none" draw:stroke="none"/>
    </style:style>
    <style:style style:family="graphic" style:name="a353" style:parent-style-name="Graphics">
      <style:graphic-properties draw:fill="none" draw:stroke="none"/>
    </style:style>
    <style:style style:family="graphic" style:name="a354" style:parent-style-name="Graphics">
      <style:graphic-properties draw:fill="none" draw:stroke="none"/>
    </style:style>
    <style:style style:family="drawing-page" style:name="a3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56" style:parent-style-name="Graphics">
      <style:graphic-properties draw:fill="none" draw:stroke="none"/>
    </style:style>
    <style:style style:family="graphic" style:name="a357" style:parent-style-name="Graphics">
      <style:graphic-properties draw:fill="none" draw:stroke="none"/>
    </style:style>
    <style:style style:family="graphic" style:name="a358" style:parent-style-name="Graphics">
      <style:graphic-properties draw:fill="none" draw:stroke="none"/>
    </style:style>
    <style:style style:family="graphic" style:name="a359" style:parent-style-name="Graphics">
      <style:graphic-properties draw:fill="none" draw:stroke="none"/>
    </style:style>
    <style:style style:family="graphic" style:name="a370" style:parent-style-name="Graphics">
      <style:graphic-properties draw:fill="none" draw:stroke="none"/>
    </style:style>
    <style:style style:family="presentation" style:name="a34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4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4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3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61" style:parent-style-name="Graphics">
      <style:graphic-properties draw:fill="none" draw:stroke="none"/>
    </style:style>
    <style:style style:family="graphic" style:name="a362" style:parent-style-name="Graphics">
      <style:graphic-properties draw:fill="none" draw:stroke="none"/>
    </style:style>
    <style:style style:family="graphic" style:name="a363" style:parent-style-name="Graphics">
      <style:graphic-properties draw:fill="none" draw:stroke="none"/>
    </style:style>
    <text:list-style style:name="a3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</office:automatic-styles>
  <office:body>
    <office:presentation>
      <draw:page draw:name="Slide2" draw:style-name="a335" draw:master-page-name="Master1-Layout7-blank-Leer" presentation:presentation-page-layout-name="Master1-PPL7" draw:id="Slide-257">
        <draw:frame draw:id="id63" draw:style-name="a336" draw:name="Grafik 1" svg:x="5.67292in" svg:y="2.75626in" svg:width="1.98749in" svg:height="1.98749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3" draw:style-name="a337" draw:master-page-name="Master1-Layout2-obj-Titel-und-Inhalt" presentation:presentation-page-layout-name="Master1-PPL2" draw:id="Slide-258">
        <draw:frame draw:id="id64" presentation:style-name="a340" draw:name="Titel 1" svg:x="0.91667in" svg:y="0.39931in" svg:width="11.5in" svg:height="1.44965in" presentation:class="title" presentation:placeholder="false">
          <draw:text-box>
            <text:p text:style-name="a339" text:class-names="" text:cond-style-name=""><text:span text:style-name="a338" text:class-names="">Was haben wir uns vorgenommen?</text:span></text:p>
          </draw:text-box>
          <svg:title/>
          <svg:desc/>
        </draw:frame>
        <draw:frame draw:id="id65" presentation:style-name="a344" draw:name="Inhaltsplatzhalter 2" svg:x="3.5943in" svg:y="3.48511in" svg:width="6.14474in" svg:height="0.52979in" presentation:class="outline" presentation:placeholder="false">
          <draw:text-box>
            <text:list text:style-name="a343">
              <text:list-item>
                <text:p text:style-name="a342" text:class-names="" text:cond-style-name=""><text:span text:style-name="a341" text:class-names="">Darstellung der Zahnräder in Catia?!</text:span></text:p>
              </text:list-item>
            </text:list>
          </draw:text-box>
          <svg:title/>
          <svg:desc/>
        </draw:frame>
      </draw:page>
      <draw:page draw:name="Slide4" draw:style-name="a345" draw:master-page-name="Master1-Layout6-titleOnly-Nur-Titel" presentation:presentation-page-layout-name="Master1-PPL6" draw:id="Slide-259">
        <draw:frame draw:id="id66" presentation:style-name="a348" draw:name="Titel 1" svg:x="5.30044in" svg:y="3.09in" svg:width="2.73246in" svg:height="1.31999in" presentation:class="title" presentation:placeholder="false">
          <draw:text-box>
            <text:p text:style-name="a347" text:class-names="" text:cond-style-name=""><text:span text:style-name="a346" text:class-names="">Ergebnis</text:span></text:p>
          </draw:text-box>
          <svg:title/>
          <svg:desc/>
        </draw:frame>
      </draw:page>
      <draw:page draw:name="Slide5" draw:style-name="a349" draw:master-page-name="Master1-Layout7-blank-Leer" presentation:presentation-page-layout-name="Master1-PPL7" draw:id="Slide-260">
        <draw:frame draw:id="id67" draw:style-name="a350" draw:name="Grafik 6" svg:x="2.74518in" svg:y="-1.06378in" svg:width="7.63345in" svg:height="6.11111in" style:rel-width="scale" style:rel-height="scale">
          <draw:image xlink:href="media/image2.png" xlink:type="simple" xlink:show="embed" xlink:actuate="onLoad"/>
          <svg:title/>
          <svg:desc>Ein Bild, das Metallwaren, Zahnrad enthält.

Automatisch generierte Beschreibung</svg:desc>
        </draw:frame>
        <draw:frame draw:id="id68" draw:style-name="a351" draw:transform="translate(-2.42704in -2.30609in) rotate(-0.11301) translate(11.25905in 2.03151in)" draw:name="Grafik 8" svg:width="4.85407in" svg:height="4.61219in" style:rel-width="scale" style:rel-height="scale">
          <draw:image xlink:href="media/image3.png" xlink:type="simple" xlink:show="embed" xlink:actuate="onLoad"/>
          <svg:title/>
          <svg:desc/>
        </draw:frame>
        <draw:frame draw:id="id69" draw:style-name="a352" draw:transform="translate(-2.85127in -2.1268in) rotate(-6.13464) translate(1.74908in 1.89654in)" draw:name="Grafik 10" svg:width="5.70254in" svg:height="4.25359in" style:rel-width="scale" style:rel-height="scale">
          <draw:image xlink:href="media/image4.png" xlink:type="simple" xlink:show="embed" xlink:actuate="onLoad"/>
          <svg:title/>
          <svg:desc>Ein Bild, das Öffner enthält.

Automatisch generierte Beschreibung</svg:desc>
        </draw:frame>
        <draw:frame draw:id="id70" draw:style-name="a353" draw:transform="translate(-3.64762in -1.91272in) rotate(-0.15225) translate(2.9159in 5.75679in)" draw:name="Grafik 12" svg:width="7.29524in" svg:height="3.82545in" style:rel-width="scale" style:rel-height="scale">
          <draw:image xlink:href="media/image5.png" xlink:type="simple" xlink:show="embed" xlink:actuate="onLoad"/>
          <svg:title/>
          <svg:desc/>
        </draw:frame>
        <draw:frame draw:id="id71" draw:style-name="a354" draw:transform="translate(-3.6041in -2.4788in) rotate(-6.19599) translate(9.9006in 6.33637in)" draw:name="Grafik 14" svg:width="7.2082in" svg:height="4.9576in" style:rel-width="scale" style:rel-height="scale">
          <draw:image xlink:href="media/image6.png" xlink:type="simple" xlink:show="embed" xlink:actuate="onLoad"/>
          <svg:title/>
          <svg:desc>Ein Bild, das Rad, Transport, Zahnrad enthält.

Automatisch generierte Beschreibung</svg:desc>
        </draw:frame>
      </draw:page>
      <draw:page draw:name="Slide6" draw:style-name="a355" draw:master-page-name="Master1-Layout7-blank-Leer" presentation:presentation-page-layout-name="Master1-PPL7" draw:id="Slide-261">
        <draw:frame draw:id="id72" draw:style-name="a356" draw:transform="translate(-3.46639in -2.53125in) rotate(-0.12332) translate(3.31079in 2.53125in)" draw:name="Grafik 2" svg:width="6.93277in" svg:height="5.06251in" style:rel-width="scale" style:rel-height="scale">
          <draw:image xlink:href="media/image7.png" xlink:type="simple" xlink:show="embed" xlink:actuate="onLoad"/>
          <svg:title/>
          <svg:desc>Ein Bild, das Text, Metallwaren, Zahnrad enthält.

Automatisch generierte Beschreibung</svg:desc>
        </draw:frame>
        <draw:frame draw:id="id73" draw:style-name="a357" draw:name="Grafik 4" svg:x="6.07773in" svg:y="-0.40716in" svg:width="6.67465in" svg:height="5.05556in" style:rel-width="scale" style:rel-height="scale">
          <draw:image xlink:href="media/image8.png" xlink:type="simple" xlink:show="embed" xlink:actuate="onLoad"/>
          <svg:title/>
          <svg:desc>Ein Bild, das Text, Zahnrad, Metallwaren enthält.

Automatisch generierte Beschreibung</svg:desc>
        </draw:frame>
        <draw:frame draw:id="id74" draw:style-name="a358" draw:transform="translate(-3.07439in -2.48333in) rotate(-0.07352) translate(3.41816in 6.69601in)" draw:name="Grafik 6" svg:width="6.14878in" svg:height="4.96667in" style:rel-width="scale" style:rel-height="scale">
          <draw:image xlink:href="media/image9.png" xlink:type="simple" xlink:show="embed" xlink:actuate="onLoad"/>
          <svg:title/>
          <svg:desc>Ein Bild, das Zahnrad enthält.

Automatisch generierte Beschreibung</svg:desc>
        </draw:frame>
        <draw:frame draw:id="id75" draw:style-name="a359" draw:transform="translate(-3.38332in -2.12129in) rotate(-6.08438) translate(9.8963in 5.99591in)" draw:name="Grafik 8" svg:width="6.76663in" svg:height="4.24257in" style:rel-width="scale" style:rel-height="scale">
          <draw:image xlink:href="media/image10.png" xlink:type="simple" xlink:show="embed" xlink:actuate="onLoad"/>
          <svg:title/>
          <svg:desc>Ein Bild, das Text, Zahnrad enthält.

Automatisch generierte Beschreibung</svg:desc>
        </draw:frame>
      </draw:page>
      <draw:page draw:name="Slide7" draw:style-name="a360" draw:master-page-name="Master1-Layout7-blank-Leer" presentation:presentation-page-layout-name="Master1-PPL7" draw:id="Slide-262">
        <draw:frame draw:id="id76" draw:style-name="a361" draw:name="Grafik 2" svg:x="-0.23742in" svg:y="-1.21212in" svg:width="6.71324in" svg:height="6.10101in" style:rel-width="scale" style:rel-height="scale">
          <draw:image xlink:href="media/image11.png" xlink:type="simple" xlink:show="embed" xlink:actuate="onLoad"/>
          <svg:title/>
          <svg:desc>Ein Bild, das Zahnrad enthält.

Automatisch generierte Beschreibung</svg:desc>
        </draw:frame>
        <draw:frame draw:id="id77" draw:style-name="a362" draw:transform="translate(-3.69079in -2.16919in) rotate(-0.07318) translate(3.02958in 5.68505in)" draw:name="Grafik 4" svg:width="7.38157in" svg:height="4.33838in" style:rel-width="scale" style:rel-height="scale">
          <draw:image xlink:href="media/image12.png" xlink:type="simple" xlink:show="embed" xlink:actuate="onLoad"/>
          <svg:title/>
          <svg:desc>Ein Bild, das Zahnrad, Metallwaren, Rad enthält.

Automatisch generierte Beschreibung</svg:desc>
        </draw:frame>
        <draw:frame draw:id="id78" draw:style-name="a363" draw:transform="translate(-3.62359in -2.2637in) rotate(-6.21335) translate(9.77379in 1.03096in)" draw:name="Grafik 6" svg:width="7.24718in" svg:height="4.5274in" style:rel-width="scale" style:rel-height="scale">
          <draw:image xlink:href="media/image13.png" xlink:type="simple" xlink:show="embed" xlink:actuate="onLoad"/>
          <svg:title/>
          <svg:desc>Ein Bild, das Zahnrad, Metallwaren, Rad enthält.

Automatisch generierte Beschreibung</svg:desc>
        </draw:frame>
        <draw:frame draw:id="id79" draw:style-name="a364" draw:transform="translate(-4.11111in -2.2637in) rotate(-6.18967) translate(9.53535in 5.48059in)" draw:name="Grafik 8" svg:width="8.22222in" svg:height="4.5274in" style:rel-width="scale" style:rel-height="scale">
          <draw:image xlink:href="media/image14.png" xlink:type="simple" xlink:show="embed" xlink:actuate="onLoad"/>
          <svg:title/>
          <svg:desc>Ein Bild, das Zahnrad, Metallwaren, Rad enthält.

Automatisch generierte Beschreibung</svg:desc>
        </draw:frame>
      </draw:page>
      <draw:page draw:name="Slide8" draw:style-name="a365" draw:master-page-name="Master1-Layout7-blank-Leer" presentation:presentation-page-layout-name="Master1-PPL7" draw:id="Slide-263">
        <draw:frame draw:id="id80" draw:style-name="a366" draw:name="Grafik 2" svg:x="0in" svg:y="0in" svg:width="13.33333in" svg:height="7.5in" style:rel-width="scale" style:rel-height="scale">
          <draw:image xlink:href="media/image15.png" xlink:type="simple" xlink:show="embed" xlink:actuate="onLoad"/>
          <svg:title/>
          <svg:desc/>
        </draw:frame>
      </draw:page>
      <draw:page draw:name="Slide9" draw:style-name="a367" draw:master-page-name="Master1-Layout7-blank-Leer" presentation:presentation-page-layout-name="Master1-PPL7" draw:id="Slide-264">
        <draw:frame draw:id="id81" draw:style-name="a368" draw:name="Grafik 2" svg:x="0in" svg:y="0in" svg:width="13.33333in" svg:height="7.5in" style:rel-width="scale" style:rel-height="scale">
          <draw:image xlink:href="media/image16.png" xlink:type="simple" xlink:show="embed" xlink:actuate="onLoad"/>
          <svg:title/>
          <svg:desc/>
        </draw:frame>
      </draw:page>
      <draw:page draw:name="Slide10" draw:style-name="a369" draw:master-page-name="Master1-Layout7-blank-Leer" presentation:presentation-page-layout-name="Master1-PPL7" draw:id="Slide-265">
        <draw:frame draw:id="id82" draw:style-name="a370" draw:name="Grafik 2" svg:x="0in" svg:y="0in" svg:width="13.33333in" svg:height="7.5in" style:rel-width="scale" style:rel-height="scale">
          <draw:image xlink:href="media/image17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el und Inhal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Abschnitts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Zwei Inhalte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Vergleich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Nur Tite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Leer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Inhalt mit Überschrif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Bild mit Überschrif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el und vertikaler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kaler Titel u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" style:page-layout-name="pageLayout1" draw:style-name="a0">
      <draw:frame draw:id="id0" presentation:style-name="a3" draw:name="Titelplatzhalt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Mastertitelformat bearbeiten</text:span></text:p>
        </draw:text-box>
        <svg:title/>
        <svg:desc/>
      </draw:frame>
      <draw:frame draw:id="id1" presentation:style-name="a19" draw:name="Textplatzhalt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Mastertextformat bearbeite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Zweite Ebene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umsplatzhalter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16.12.2020</text:date></text:span></text:p>
        </draw:text-box>
        <svg:title/>
        <svg:desc/>
      </draw:frame>
      <draw:frame draw:id="id3" presentation:style-name="a26" draw:name="Fußzeilenplatzhalter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Foliennummernplatzhalter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Titelfolie" style:page-layout-name="pageLayout1" draw:style-name="a30">
      <draw:frame draw:id="id5" presentation:style-name="a33" draw:name="Titel 1" svg:x="1.66667in" svg:y="1.22743in" svg:width="10in" svg:height="2.61111in" presentation:class="title" presentation:placeholder="false">
        <draw:text-box>
          <text:p text:style-name="a32" text:class-names="" text:cond-style-name=""><text:span text:style-name="a31" text:class-names="">Mastertitelformat bearbeiten</text:span></text:p>
        </draw:text-box>
        <svg:title/>
        <svg:desc/>
      </draw:frame>
      <draw:frame draw:id="id6" presentation:style-name="a36" draw:name="Untertitel 2" svg:x="1.66667in" svg:y="3.93924in" svg:width="10in" svg:height="1.81076in" presentation:class="subtitle" presentation:placeholder="false">
        <draw:text-box>
          <text:p text:style-name="a35" text:class-names="" text:cond-style-name=""><text:span text:style-name="a34" text:class-names="">Master-Untertitelformat bearbeiten</text:span></text:p>
        </draw:text-box>
        <svg:title/>
        <svg:desc/>
      </draw:frame>
      <draw:frame draw:id="id7" presentation:style-name="a40" draw:name="Datumsplatzhalter 3" svg:x="0.91667in" svg:y="6.95139in" svg:width="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16.12.2020</text:date></text:span></text:p>
        </draw:text-box>
        <svg:title/>
        <svg:desc/>
      </draw:frame>
      <draw:frame draw:id="id8" presentation:style-name="a43" draw:name="Fußzeilenplatzhalter 4" svg:x="4.41667in" svg:y="6.95139in" svg:width="4.5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Foliennummernplatzhalter 5" svg:x="9.41667in" svg:y="6.95139in" svg:width="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itel-und-Inhalt" style:page-layout-name="pageLayout1" draw:style-name="a47">
      <draw:frame draw:id="id10" presentation:style-name="a50" draw:name="Titel 1" svg:x="0.91667in" svg:y="0.39931in" svg:width="11.5in" svg:height="1.44965in" presentation:class="title" presentation:placeholder="false">
        <draw:text-box>
          <text:p text:style-name="a49" text:class-names="" text:cond-style-name=""><text:span text:style-name="a48" text:class-names="">Mastertitelformat bearbeiten</text:span></text:p>
        </draw:text-box>
        <svg:title/>
        <svg:desc/>
      </draw:frame>
      <draw:frame draw:id="id11" presentation:style-name="a66" draw:name="Inhaltsplatzhalter 2" svg:x="0.91667in" svg:y="1.99653in" svg:width="11.5in" svg:height="4.75868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Mastertextformat bearbeiten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Zweite Ebene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Dritte Ebene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Datumsplatzhalter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16.12.2020</text:date></text:span></text:p>
        </draw:text-box>
        <svg:title/>
        <svg:desc/>
      </draw:frame>
      <draw:frame draw:id="id13" presentation:style-name="a73" draw:name="Fußzeilenplatzhalter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Foliennummernplatzhalter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Abschnitts" style:page-layout-name="pageLayout1" draw:style-name="a77">
      <draw:frame draw:id="id15" presentation:style-name="a80" draw:name="Titel 1" svg:x="0.90972in" svg:y="1.86979in" svg:width="11.5in" svg:height="3.11979in" presentation:class="title" presentation:placeholder="false">
        <draw:text-box>
          <text:p text:style-name="a79" text:class-names="" text:cond-style-name=""><text:span text:style-name="a78" text:class-names="">Mastertitelformat bearbeiten</text:span></text:p>
        </draw:text-box>
        <svg:title/>
        <svg:desc/>
      </draw:frame>
      <draw:frame draw:id="id16" presentation:style-name="a84" draw:name="Textplatzhalter 2" svg:x="0.90972in" svg:y="5.0191in" svg:width="11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Mastertextformat bearbeiten</text:span></text:p>
            </text:list-item>
          </text:list>
        </draw:text-box>
        <svg:title/>
        <svg:desc/>
      </draw:frame>
      <draw:frame draw:id="id17" presentation:style-name="a88" draw:name="Datumsplatzhalter 3" svg:x="0.91667in" svg:y="6.95139in" svg:width="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16.12.2020</text:date></text:span></text:p>
        </draw:text-box>
        <svg:title/>
        <svg:desc/>
      </draw:frame>
      <draw:frame draw:id="id18" presentation:style-name="a91" draw:name="Fußzeilenplatzhalter 4" svg:x="4.41667in" svg:y="6.95139in" svg:width="4.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Foliennummernplatzhalter 5" svg:x="9.41667in" svg:y="6.95139in" svg:width="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Zwei-Inhalte" style:page-layout-name="pageLayout1" draw:style-name="a95">
      <draw:frame draw:id="id20" presentation:style-name="a98" draw:name="Titel 1" svg:x="0.91667in" svg:y="0.39931in" svg:width="11.5in" svg:height="1.44965in" presentation:class="title" presentation:placeholder="false">
        <draw:text-box>
          <text:p text:style-name="a97" text:class-names="" text:cond-style-name=""><text:span text:style-name="a96" text:class-names="">Mastertitelformat bearbeiten</text:span></text:p>
        </draw:text-box>
        <svg:title/>
        <svg:desc/>
      </draw:frame>
      <draw:frame draw:id="id21" presentation:style-name="a114" draw:name="Inhaltsplatzhalter 2" svg:x="0.91667in" svg:y="1.99653in" svg:width="5.66667in" svg:height="4.7586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Mastertextformat bearbeiten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Zweite Ebene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Inhaltsplatzhalter 3" svg:x="6.75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Mastertextformat bearbeite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Zweite Ebene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Datumsplatzhalter 4" svg:x="0.91667in" svg:y="6.95139in" svg:width="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16.12.2020</text:date></text:span></text:p>
        </draw:text-box>
        <svg:title/>
        <svg:desc/>
      </draw:frame>
      <draw:frame draw:id="id24" presentation:style-name="a137" draw:name="Fußzeilenplatzhalter 5" svg:x="4.41667in" svg:y="6.95139in" svg:width="4.5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Foliennummernplatzhalter 6" svg:x="9.41667in" svg:y="6.95139in" svg:width="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Vergleich" style:page-layout-name="pageLayout1" draw:style-name="a141">
      <draw:frame draw:id="id26" presentation:style-name="a144" draw:name="Titel 1" svg:x="0.9184in" svg:y="0.39931in" svg:width="11.5in" svg:height="1.44965in" presentation:class="title" presentation:placeholder="false">
        <draw:text-box>
          <text:p text:style-name="a143" text:class-names="" text:cond-style-name=""><text:span text:style-name="a142" text:class-names="">Mastertitelformat bearbeiten</text:span></text:p>
        </draw:text-box>
        <svg:title/>
        <svg:desc/>
      </draw:frame>
      <draw:frame draw:id="id27" presentation:style-name="a148" draw:name="Textplatzhalter 2" svg:x="0.9184in" svg:y="1.83854in" svg:width="5.64062in" svg:height="0.90104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Mastertextformat bearbeiten</text:span></text:p>
            </text:list-item>
          </text:list>
        </draw:text-box>
        <svg:title/>
        <svg:desc/>
      </draw:frame>
      <draw:frame draw:id="id28" presentation:style-name="a164" draw:name="Inhaltsplatzhalter 3" svg:x="0.9184in" svg:y="2.73958in" svg:width="5.64062in" svg:height="4.02951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Mastertextformat bearbeiten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Zweite Ebene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Textplatzhalter 4" svg:x="6.75in" svg:y="1.83854in" svg:width="5.6684in" svg:height="0.9010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Mastertextformat bearbeiten</text:span></text:p>
            </text:list-item>
          </text:list>
        </draw:text-box>
        <svg:title/>
        <svg:desc/>
      </draw:frame>
      <draw:frame draw:id="id30" presentation:style-name="a184" draw:name="Inhaltsplatzhalter 5" svg:x="6.75in" svg:y="2.73958in" svg:width="5.6684in" svg:height="4.0295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Mastertextformat bearbeiten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Zweite Ebene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Datumsplatzhalter 6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16.12.2020</text:date></text:span></text:p>
        </draw:text-box>
        <svg:title/>
        <svg:desc/>
      </draw:frame>
      <draw:frame draw:id="id32" presentation:style-name="a191" draw:name="Fußzeilenplatzhalter 7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Foliennummernplatzhalter 8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Nur-Titel" style:page-layout-name="pageLayout1" draw:style-name="a195">
      <draw:frame draw:id="id34" presentation:style-name="a198" draw:name="Titel 1" svg:x="0.91667in" svg:y="0.39931in" svg:width="11.5in" svg:height="1.44965in" presentation:class="title" presentation:placeholder="false">
        <draw:text-box>
          <text:p text:style-name="a197" text:class-names="" text:cond-style-name=""><text:span text:style-name="a196" text:class-names="">Mastertitelformat bearbeiten</text:span></text:p>
        </draw:text-box>
        <svg:title/>
        <svg:desc/>
      </draw:frame>
      <draw:frame draw:id="id35" presentation:style-name="a202" draw:name="Datumsplatzhalter 2" svg:x="0.91667in" svg:y="6.95139in" svg:width="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16.12.2020</text:date></text:span></text:p>
        </draw:text-box>
        <svg:title/>
        <svg:desc/>
      </draw:frame>
      <draw:frame draw:id="id36" presentation:style-name="a205" draw:name="Fußzeilenplatzhalter 3" svg:x="4.41667in" svg:y="6.95139in" svg:width="4.5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Foliennummernplatzhalter 4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Leer" style:page-layout-name="pageLayout1" draw:style-name="a209">
      <draw:frame draw:id="id38" presentation:style-name="a213" draw:name="Datumsplatzhalter 1" svg:x="0.91667in" svg:y="6.95139in" svg:width="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16.12.2020</text:date></text:span></text:p>
        </draw:text-box>
        <svg:title/>
        <svg:desc/>
      </draw:frame>
      <draw:frame draw:id="id39" presentation:style-name="a216" draw:name="Fußzeilenplatzhalter 2" svg:x="4.41667in" svg:y="6.95139in" svg:width="4.5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Foliennummernplatzhalter 3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Inhalt-mit-Überschrift" style:page-layout-name="pageLayout1" draw:style-name="a220">
      <draw:frame draw:id="id41" presentation:style-name="a223" draw:name="Titel 1" svg:x="0.9184in" svg:y="0.5in" svg:width="4.30035in" svg:height="1.75in" presentation:class="title" presentation:placeholder="false">
        <draw:text-box>
          <text:p text:style-name="a222" text:class-names="" text:cond-style-name=""><text:span text:style-name="a221" text:class-names="">Mastertitelformat bearbeiten</text:span></text:p>
        </draw:text-box>
        <svg:title/>
        <svg:desc/>
      </draw:frame>
      <draw:frame draw:id="id42" presentation:style-name="a239" draw:name="Inhaltsplatzhalter 2" svg:x="5.6684in" svg:y="1.07986in" svg:width="6.75in" svg:height="5.3298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Mastertextformat bearbeiten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Zweite Ebene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Dritte Ebene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Textplatzhalter 3" svg:x="0.9184in" svg:y="2.25in" svg:width="4.30035in" svg:height="4.168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Mastertextformat bearbeiten</text:span></text:p>
            </text:list-item>
          </text:list>
        </draw:text-box>
        <svg:title/>
        <svg:desc/>
      </draw:frame>
      <draw:frame draw:id="id44" presentation:style-name="a247" draw:name="Datumsplatzhalter 4" svg:x="0.91667in" svg:y="6.95139in" svg:width="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16.12.2020</text:date></text:span></text:p>
        </draw:text-box>
        <svg:title/>
        <svg:desc/>
      </draw:frame>
      <draw:frame draw:id="id45" presentation:style-name="a250" draw:name="Fußzeilenplatzhalter 5" svg:x="4.41667in" svg:y="6.95139in" svg:width="4.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Foliennummernplatzhalter 6" svg:x="9.41667in" svg:y="6.95139in" svg:width="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Bild-mit-Überschrift" style:page-layout-name="pageLayout1" draw:style-name="a254">
      <draw:frame draw:id="id47" presentation:style-name="a257" draw:name="Titel 1" svg:x="0.9184in" svg:y="0.5in" svg:width="4.30035in" svg:height="1.75in" presentation:class="title" presentation:placeholder="false">
        <draw:text-box>
          <text:p text:style-name="a256" text:class-names="" text:cond-style-name=""><text:span text:style-name="a255" text:class-names="">Mastertitelformat bearbeiten</text:span></text:p>
        </draw:text-box>
        <svg:title/>
        <svg:desc/>
      </draw:frame>
      <draw:frame draw:id="id48" presentation:style-name="a260" draw:name="Bildplatzhalter 2" svg:x="5.6684in" svg:y="1.07986in" svg:width="6.75in" svg:height="5.32986in" presentation:class="graphic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9" presentation:style-name="a264" draw:name="Textplatzhalter 3" svg:x="0.9184in" svg:y="2.25in" svg:width="4.30035in" svg:height="4.168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Mastertextformat bearbeiten</text:span></text:p>
            </text:list-item>
          </text:list>
        </draw:text-box>
        <svg:title/>
        <svg:desc/>
      </draw:frame>
      <draw:frame draw:id="id50" presentation:style-name="a268" draw:name="Datumsplatzhalter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16.12.2020</text:date></text:span></text:p>
        </draw:text-box>
        <svg:title/>
        <svg:desc/>
      </draw:frame>
      <draw:frame draw:id="id51" presentation:style-name="a271" draw:name="Fußzeilenplatzhalter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Foliennummernplatzhalter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itel-und-vertikaler-Text" style:page-layout-name="pageLayout1" draw:style-name="a275">
      <draw:frame draw:id="id53" presentation:style-name="a278" draw:name="Titel 1" svg:x="0.91667in" svg:y="0.39931in" svg:width="11.5in" svg:height="1.44965in" presentation:class="title" presentation:placeholder="false">
        <draw:text-box>
          <text:p text:style-name="a277" text:class-names="" text:cond-style-name=""><text:span text:style-name="a276" text:class-names="">Mastertitelformat bearbeiten</text:span></text:p>
        </draw:text-box>
        <svg:title/>
        <svg:desc/>
      </draw:frame>
      <draw:frame draw:id="id54" presentation:style-name="a294" draw:name="Vertikaler Textplatzhalter 2" svg:x="0.91667in" svg:y="1.99653in" svg:width="11.5in" svg:height="4.75868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Mastertextformat bearbeiten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Zweite Ebene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Dritte Ebene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Datumsplatzhalter 3" svg:x="0.91667in" svg:y="6.95139in" svg:width="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16.12.2020</text:date></text:span></text:p>
        </draw:text-box>
        <svg:title/>
        <svg:desc/>
      </draw:frame>
      <draw:frame draw:id="id56" presentation:style-name="a301" draw:name="Fußzeilenplatzhalter 4" svg:x="4.41667in" svg:y="6.95139in" svg:width="4.5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Foliennummernplatzhalter 5" svg:x="9.41667in" svg:y="6.95139in" svg:width="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kaler-Titel-und-Text" style:page-layout-name="pageLayout1" draw:style-name="a305">
      <draw:frame draw:id="id58" presentation:style-name="a308" draw:name="Vertikaler Titel 1" svg:x="9.54167in" svg:y="0.39931in" svg:width="2.875in" svg:height="6.3559in" presentation:class="title" presentation:placeholder="false">
        <draw:text-box>
          <text:p text:style-name="a307" text:class-names="" text:cond-style-name=""><text:span text:style-name="a306" text:class-names="">Mastertitelformat bearbeiten</text:span></text:p>
        </draw:text-box>
        <svg:title/>
        <svg:desc/>
      </draw:frame>
      <draw:frame draw:id="id59" presentation:style-name="a324" draw:name="Vertikaler Textplatzhalter 2" svg:x="0.91667in" svg:y="0.39931in" svg:width="8.45833in" svg:height="6.355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Mastertextformat bearbeiten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Zweite Ebene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Dritte Ebene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Datumsplatzhalter 3" svg:x="0.91667in" svg:y="6.95139in" svg:width="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16.12.2020</text:date></text:span></text:p>
        </draw:text-box>
        <svg:title/>
        <svg:desc/>
      </draw:frame>
      <draw:frame draw:id="id61" presentation:style-name="a331" draw:name="Fußzeilenplatzhalter 4" svg:x="4.41667in" svg:y="6.95139in" svg:width="4.5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Foliennummernplatzhalter 5" svg:x="9.41667in" svg:y="6.95139in" svg:width="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-Präsentation</dc:title>
    <meta:initial-creator>Christian Heffele</meta:initial-creator>
    <dc:creator>Christian Heffele</dc:creator>
    <meta:creation-date>2020-12-15T17:27:44Z</meta:creation-date>
    <dc:date>2020-12-16T19:51:05Z</dc:date>
    <meta:editing-cycles>9</meta:editing-cycles>
    <meta:editing-duration>PT0S</meta:editing-duration>
    <meta:document-statistic meta:paragraph-count="3" meta:word-count="13"/>
  </office:meta>
</office:document-meta>
</file>